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114" officeooo:paragraph-rsid="0012e114"/>
    </style:style>
    <style:style style:name="P2" style:family="paragraph" style:parent-style-name="Standard">
      <style:text-properties officeooo:rsid="0016cc37" officeooo:paragraph-rsid="0016cc37"/>
    </style:style>
    <style:style style:name="P3" style:family="paragraph" style:parent-style-name="Standard">
      <style:text-properties officeooo:rsid="00148ea1" officeooo:paragraph-rsid="0015c82f"/>
    </style:style>
    <style:style style:name="P4" style:family="paragraph" style:parent-style-name="Standard">
      <style:text-properties officeooo:rsid="0016cc37" officeooo:paragraph-rsid="0016cc37"/>
    </style:style>
    <style:style style:name="P5" style:family="paragraph" style:parent-style-name="Standard">
      <style:text-properties officeooo:rsid="001d0e37" officeooo:paragraph-rsid="001d0e37"/>
    </style:style>
    <style:style style:name="T1" style:family="text">
      <style:text-properties officeooo:rsid="0013528d"/>
    </style:style>
    <style:style style:name="T2" style:family="text">
      <style:text-properties officeooo:rsid="0015c82f"/>
    </style:style>
    <style:style style:name="T3" style:family="text">
      <style:text-properties officeooo:rsid="0016253d"/>
    </style:style>
    <style:style style:name="T4" style:family="text">
      <style:text-properties officeooo:rsid="0016cc37"/>
    </style:style>
    <style:style style:name="T5" style:family="text">
      <style:text-properties officeooo:rsid="00182349"/>
    </style:style>
    <style:style style:name="T6" style:family="text">
      <style:text-properties officeooo:rsid="0018aec0"/>
    </style:style>
    <style:style style:name="T7" style:family="text">
      <style:text-properties officeooo:rsid="001a1683"/>
    </style:style>
    <style:style style:name="T8" style:family="text">
      <style:text-properties officeooo:rsid="001c6842"/>
    </style:style>
    <style:style style:name="T9" style:family="text">
      <style:text-properties officeooo:rsid="001dbade"/>
    </style:style>
    <style:style style:name="T10" style:family="text">
      <style:text-properties officeooo:rsid="00207766"/>
    </style:style>
    <style:style style:name="T11" style:family="text">
      <style:text-properties officeooo:rsid="00223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Git là gì?</text:p>
      <text:p text:style-name="P1"><text:tab/>- Git tên gọi của một trong những hệ thống quản lý phiên bản phân tán (DVCS) phổ biến <text:tab/>nhất hiện nay.</text:p>
      <text:p text:style-name="P1">*Git làm được gì?</text:p>
      <text:p text:style-name="P1"><text:tab/>- <text:span text:style-name="T1">Giúp lưu lại các phiên bản của những lần thay đổi vào mã nguồn và có thể khôi phục lại dễ <text:tab/>dàng mà không cần copy lại mã nguồn rồi cất vào đâu đó</text:span></text:p>
      <text:p text:style-name="P1"><text:tab/>- <text:span text:style-name="T1">1 người khác có thể xem các thay đổi đó ở từng phiên bản, cũng có thể đối chiếu các thay <text:tab/>đổi đó rồi gộp phiên bản của họ vào</text:span></text:p>
      <text:p text:style-name="P1">*<text:span text:style-name="T1">Các khái niệm cơ bản:</text:span></text:p>
      <text:p text:style-name="P1"><text:tab/>- <text:span text:style-name="T1">Repository: Là nơi chứa tất cả những thông tin cần thiết để duy trì và quản lý các sửa đổi <text:tab/>và lịch sử của toàn bộ project. Có 2 loại Remote Repo để chia sẻ giữa nhiều người và bố trí <text:tab/>trên server chuyên dụng ; Local Repo bố trí trên máy của bản thân dành cho mình sử dụng. <text:tab/>Có 2 kiểu cấu trúc dự liệu trong Repo là Object store và Index.</text:span></text:p>
      <text:p text:style-name="P3"><text:tab/>- Object Store: Chứa dữ liệu nguyên gốc, các file log ghi chép quá trình sửa đổi, tên người <text:tab/>tạo file, ngày tháng và các thông tin khác. 4 object cơ bản bao gồm : tree - tương đương 1 <text:tab/>directory ; blob - tương đương 1 file ; commit ; tag .</text:p>
      <text:p text:style-name="P3"><text:tab/>- Index: Là file nhị phân động và tạm thời miêu tả cấu trú thư mục của toàn bộ Repo và <text:tab/>trạng thái của Project được thể hiện thông qua commit và tree tại một thời điểm nào đó trong <text:tab/>lịch sử phát triển.</text:p>
      <text:p text:style-name="P1"><text:tab/>- <text:span text:style-name="T2">Branch: Là cái dùng để phân nhánh và ghi lại luồng của lịch sử. Có thể thay đổi đồng thời <text:tab/>code trong các nhánh mà không làm ảnh hưởng đến nhánh chính.</text:span></text:p>
      <text:p text:style-name="P1"><text:tab/>- <text:span text:style-name="T3">Staging Area: Là khu vực lưu trữ những thay đổi trên tập tin để nó có thể commit, đối với <text:tab/>git, muốn commit tập tin nào thì tập tin ấy phải có trong Staging Area.</text:span></text:p>
      <text:p text:style-name="P1">*<text:span text:style-name="T3">Git &amp; Github &amp; Gitlab: </text:span></text:p>
      <text:p text:style-name="P1"><text:tab/>- <text:span text:style-name="T3">Github &amp; Gitlab là một dịch vụ máy chủ Repo công cộng, mỗi người có thể tạo tài khoản <text:tab/>trên đó để tạo ra các kho chứa của riêng mình để có thể làm việc</text:span></text:p>
      <text:p text:style-name="P1"><text:tab/>- <text:span text:style-name="T4">Github là của Microsoft còn Gitlab có thể 1 công ty nào đó tự setup mà sử dụng nội bộ.</text:span></text:p>
      <text:p text:style-name="P2">*Các trạng thái có thể có trong Git Repo:</text:p>
      <text:p text:style-name="P2"><text:tab/>- Untracked: <text:span text:style-name="T5">Các tập tin mới được tạo ra trong working space ở trạng thái Untracked có thể <text:tab/>hiểu là chưa được Git biết tới.</text:span></text:p>
      <text:p text:style-name="P2"><text:tab/>- Unmodified: <text:span text:style-name="T5">Khi file vừa được commit thì sẽ chuyển tới trạng thái này</text:span></text:p>
      <text:p text:style-name="P2"><text:tab/>- <text:span text:style-name="T5">Modified: Nếu 1 file trong Repo được sửa sau khi commit sẽ chuyển tới trạng thái này.</text:span></text:p>
      <text:p text:style-name="P2"><text:tab/>- <text:span text:style-name="T6">Staged: File ở trạng thái này sẽ sẵn sàng để commit.</text:span></text:p>
      <text:p text:style-name="P2">*<text:span text:style-name="T6">Git commit</text:span></text:p>
      <text:p text:style-name="P2"><text:tab/>- <text:span text:style-name="T7">Commit là một hành động để Git lưu lại một bản chụp (snapshot) của các sự thay đổi trong <text:tab/>thư mục làm việc. Các tập tin và thư mục được thay đổi phải nằm trong Staging Area trước <text:tab/>khi comit. Mỗi lần commit sẽ lưu lại lịch sử chỉnh sửa của mã nguồn kèm theo tên và đc <text:tab/>mail của người commit.</text:span></text:p>
      <text:p text:style-name="P2"><text:tab/>- <text:span text:style-name="T7">Git commit thêm --amend để bổ sung vào commit cuối cùng mà không tạo ra commit mới.</text:span></text:p>
      <text:p text:style-name="P2">*<text:span text:style-name="T8">Git merge với Git rebase:</text:span></text:p>
      <text:p text:style-name="P2"><text:tab/>- <text:span text:style-name="T8">Cả 2 câu lệnh đều được tạo ra để tích hợp những thay đổi từ 1 nhánh vào 1 nhánh khác.</text:span></text:p>
      <text:p text:style-name="P2"><text:tab/>- <text:span text:style-name="T8">Git merge sẽ tạo ra một merge commit mới trên nhánh hiện tại bao gồm lịch sử của cả 2 <text:tab/>nhánh, không làm thay đổi hệ thống, những nhánh đang tồn tại sẽ không bị ảnh hưởng gì cả.</text:span></text:p>
      <text:p text:style-name="P5"><text:tab/>- Git rebase bê toàn bộ nhánh feature lên đầu của nhánh master nhưng không dùng 1 merge <text:tab/>commit mà tạo ra các commit hoàn toàn mới cho mỗi commit ở nhánh feature.</text:p>
      <text:p text:style-name="P5"><text:tab/>- Git rebase interactive <text:span text:style-name="T9">cho phép thay những commit khi rebase và gộp nhiều commit thành <text:tab/>1.</text:span></text:p>
      <text:p text:style-name="P5"><text:tab/>- <text:span text:style-name="T9">Git cherry-pick A sẽ lấy commit cuối cùng ở nhánh A và merge vào nhánh hiện tại.</text:span></text:p>
      <text:p text:style-name="P5">*<text:span text:style-name="T10">Git stash</text:span></text:p>
      <text:p text:style-name="P5">- <text:span text:style-name="T10">Git stash được sử dụng khi muốn lưu lại thay đổi chưa commit, thường rất hữu dụng khi muốn đổi sang nhánh khác mà lại đang làm dở ở nhánh hiện tại.</text:span></text:p>
      <text:p text:style-name="P5">- <text:span text:style-name="T11">Xem lại danh sách những lần stash bằng git stash l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1:04:36.660201226</meta:creation-date>
    <dc:date>2020-03-03T10:19:49.772990151</dc:date>
    <meta:editing-duration>PT2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747" meta:character-count="3414" meta:non-whitespace-character-count="2657"/>
  </office:meta>
</office:document-meta>
</file>